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7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9">No (Author of fic owns rights on cover, but I can’t use it; I didn’t asked about permission yet; </text:span><text:span text:style-name="T20">I asked author about permission, but didn’t got answer back; </text:span><text:span text:style-name="T21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7">hapters c</text:span><text:span text:style-name="T18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4">"</text:span><text:span text:style-name="T15">Втеча</text:span><text:span text:style-name="T16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.00.0000</text:date>, <text:time style:data-style-name="N2" text:time-value="13:49:07.7685494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9T13:49:57.703142530</dc:date>
    <meta:editing-duration>PT8H56M53S</meta:editing-duration>
    <meta:editing-cycles>47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46" meta:object-count="0"/>
  </office:meta>
</office:document-meta>
</file>